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967" officeooo:paragraph-rsid="000e6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!MY first 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0:50.181147643</meta:creation-date>
    <dc:date>2020-01-24T10:51:14.747479952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6.2$Linux_X86_64 LibreOffice_project/10m0$Build-2</meta:generator>
  </office:meta>
</office:document-meta>
</file>